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ttpMessageReaderTests.string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ttpMessageReaderTests.readResourceAs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